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837" officeooo:paragraph-rsid="00153837"/>
    </style:style>
    <style:style style:name="P2" style:family="paragraph" style:parent-style-name="Standard">
      <style:text-properties officeooo:rsid="00153837" officeooo:paragraph-rsid="00189f8c"/>
    </style:style>
    <style:style style:name="P3" style:family="paragraph" style:parent-style-name="Standard">
      <style:text-properties fo:font-weight="bold" officeooo:rsid="00153837" officeooo:paragraph-rsid="00153837" style:font-weight-asian="bold" style:font-weight-complex="bold"/>
    </style:style>
    <style:style style:name="P4" style:family="paragraph" style:parent-style-name="Standard">
      <style:text-properties fo:font-weight="bold" officeooo:rsid="00153837" officeooo:paragraph-rsid="00189f8c" style:font-weight-asian="bold" style:font-weight-complex="bold"/>
    </style:style>
    <style:style style:name="P5" style:family="paragraph" style:parent-style-name="Standard">
      <style:text-properties fo:font-weight="bold" officeooo:rsid="001677de" officeooo:paragraph-rsid="001677de" style:font-weight-asian="bold" style:font-weight-complex="bold"/>
    </style:style>
    <style:style style:name="P6" style:family="paragraph" style:parent-style-name="Standard">
      <style:text-properties fo:font-weight="bold" officeooo:rsid="001919a6" officeooo:paragraph-rsid="001919a6" style:font-weight-asian="bold" style:font-weight-complex="bold"/>
    </style:style>
    <style:style style:name="P7" style:family="paragraph" style:parent-style-name="Standard">
      <style:text-properties officeooo:rsid="0016020c" officeooo:paragraph-rsid="00189f8c"/>
    </style:style>
    <style:style style:name="P8" style:family="paragraph" style:parent-style-name="Standard">
      <style:text-properties officeooo:rsid="001677de" officeooo:paragraph-rsid="001677de"/>
    </style:style>
    <style:style style:name="P9" style:family="paragraph" style:parent-style-name="Standard">
      <style:text-properties fo:font-weight="normal" officeooo:rsid="001677de" officeooo:paragraph-rsid="001677de" style:font-weight-asian="normal" style:font-weight-complex="normal"/>
    </style:style>
    <style:style style:name="P10" style:family="paragraph" style:parent-style-name="Standard">
      <style:text-properties fo:font-weight="bold" officeooo:rsid="00153837" officeooo:paragraph-rsid="00153837" style:font-weight-asian="bold" style:font-weight-complex="bold"/>
    </style:style>
    <style:style style:name="P11" style:family="paragraph" style:parent-style-name="Standard">
      <style:text-properties fo:font-weight="bold" officeooo:rsid="00153837" officeooo:paragraph-rsid="00189f8c" style:font-weight-asian="bold" style:font-weight-complex="bold"/>
    </style:style>
    <style:style style:name="P12" style:family="paragraph" style:parent-style-name="Standard">
      <style:text-properties fo:font-weight="bold" officeooo:rsid="001677de" officeooo:paragraph-rsid="001677de" style:font-weight-asian="bold" style:font-weight-complex="bold"/>
    </style:style>
    <style:style style:name="P13" style:family="paragraph" style:parent-style-name="Standard">
      <style:text-properties fo:font-weight="bold" officeooo:rsid="001c110a" officeooo:paragraph-rsid="001c110a" fo:background-color="#ffff00" style:font-weight-asian="bold" style:font-weight-complex="bold"/>
    </style:style>
    <style:style style:name="P14" style:family="paragraph" style:parent-style-name="Standard">
      <style:text-properties fo:font-weight="bold" officeooo:rsid="001c110a" officeooo:paragraph-rsid="001c110a" fo:background-color="transparent" style:font-weight-asian="bold" style:font-weight-complex="bold"/>
    </style:style>
    <style:style style:name="P15" style:family="paragraph" style:parent-style-name="Standard">
      <style:text-properties fo:font-weight="normal" officeooo:rsid="001919a6" officeooo:paragraph-rsid="001919a6" style:font-weight-asian="normal" style:font-weight-complex="normal"/>
    </style:style>
    <style:style style:name="P16" style:family="paragraph" style:parent-style-name="Standard">
      <style:text-properties fo:font-weight="normal" officeooo:rsid="001c110a" officeooo:paragraph-rsid="001c110a" style:font-weight-asian="normal" style:font-weight-complex="normal"/>
    </style:style>
    <style:style style:name="P17" style:family="paragraph" style:parent-style-name="Standard">
      <style:text-properties fo:color="#800000" fo:font-weight="bold" officeooo:rsid="0016020c" officeooo:paragraph-rsid="001d370e" style:font-weight-asian="bold" style:font-weight-complex="bold"/>
    </style:style>
    <style:style style:name="P18" style:family="paragraph" style:parent-style-name="Standard">
      <style:text-properties fo:color="#800000" fo:font-weight="bold" officeooo:rsid="0016020c" officeooo:paragraph-rsid="001d7917" style:font-weight-asian="bold" style:font-weight-complex="bold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c81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7917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<office:annotation office:name="__Annotation__84_253132534"><dc:creator>Unknown Author</dc:creator><dc:date>2018-12-31T17:35:56.858793158</dc:date><text:p text:style-name="P19"><text:span text:style-name="T4">Use Authentication</text:span></text:p></office:annotation>In Config: <text:span text:style-name="T3">sudo nano /etc/mosquitto/mosquitto.conf</text:span><office:annotation-end office:name="__Annotation__84_253132534"/></text:p>
      <text:p text:style-name="P7">allow_anonymous false //Need authentication to use MQTT</text:p>
      <text:p text:style-name="P7">password_file /etc/mosquitto/pwfile //access pw file</text:p>
      <text:p text:style-name="P7">listener 1883 //port to access mosquitto</text:p>
      <text:p text:style-name="P7"/>
      <text:p text:style-name="P4">To access pw file:</text:p>
      <text:p text:style-name="P2">sudo mosquitto_passwd -c /etc/mosquitto/pwfile “Type User Name”</text:p>
      <text:p text:style-name="P7"/>
      <text:p text:style-name="P3">To subscribe:</text:p>
      <text:p text:style-name="P1">mosquitto_sub -d -u username -P password -t dev/test</text:p>
      <text:p text:style-name="P1"/>
      <text:p text:style-name="P1">-d = debug</text:p>
      <text:p text:style-name="P1">-u = username</text:p>
      <text:p text:style-name="P1">-P = password</text:p>
      <text:p text:style-name="P1">-t = topic</text:p>
      <text:p text:style-name="P1"/>
      <text:p text:style-name="P4">To Publish: </text:p>
      <text:p text:style-name="P2">mosquitto_pub-d -u username -P password -t dev/test -m "Hello world"</text:p>
      <text:p text:style-name="P2"/>
      <text:p text:style-name="P2">-m = message</text:p>
      <text:p text:style-name="P2"/>
      <text:p text:style-name="P3">To stop any running code:</text:p>
      <text:p text:style-name="P1">Ctrl C </text:p>
      <text:p text:style-name="P1"/>
      <text:p text:style-name="P1"/>
      <text:p text:style-name="P4">To restart the Pi: </text:p>
      <text:p text:style-name="P2">sudo reboot</text:p>
      <text:p text:style-name="P2"/>
      <text:p text:style-name="P5">To Clear the window:</text:p>
      <text:p text:style-name="P8">clear</text:p>
      <text:p text:style-name="P8"/>
      <text:p text:style-name="P5">To stop the server:</text:p>
      <text:p text:style-name="P9">sudo /etc/init.d/mosquitto stop</text:p>
      <text:p text:style-name="P9"/>
      <text:p text:style-name="P6">To take a screenshot and save within 5<text:span text:style-name="T1">s</text:span>:</text:p>
      <text:p text:style-name="P15">scrot -cd 5 /home/pi/Desktop/Test2.jpg</text:p>
      <text:p text:style-name="P15"/>
      <text:p text:style-name="P18">In Config: <text:span text:style-name="T3">sudo nano /etc/mosquitto/mosquitto.conf</text:span></text:p>
      <text:p text:style-name="P17"/>
      <text:p text:style-name="P15"/>
      <text:p text:style-name="P15"/>
      <text:p text:style-name="P13">Using Python</text:p>
      <text:p text:style-name="P13"/>
      <text:p text:style-name="P14">To install paho-mqtt: </text:p>
      <text:p text:style-name="P14"><text:span text:style-name="T2">sudo pip install paho-mqtt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6:18:11.570360025</meta:creation-date>
    <dc:date>2018-12-31T17:37:50.444988029</dc:date>
    <meta:editing-duration>PT4H43M24S</meta:editing-duration>
    <meta:editing-cycles>8</meta:editing-cycles>
    <meta:generator>LibreOffice/5.2.7.2$Linux_ARM_EABI LibreOffice_project/20m0$Build-2</meta:generator>
    <meta:document-statistic meta:table-count="0" meta:image-count="0" meta:object-count="0" meta:page-count="1" meta:paragraph-count="29" meta:word-count="122" meta:character-count="806" meta:non-whitespace-character-count="709"/>
  </office:meta>
</office:document-meta>
</file>